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00b050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bold" fo:font-family="Calibri" style:font-family-asian="Calibri" style:font-family-complex="Calibri" fo:background-color="transparent" fo:color="#c0504d" fo:font-style="italic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4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fo:color="#00b050" fo:font-style="italic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4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8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83" style:family="text">
      <style:text-properties fo:font-size="14.00pt" fo:font-weight="bold" fo:font-family="Calibri" style:font-family-asian="Calibri" style:font-family-complex="Calibri" fo:background-color="transparent" fo:color="#c0504d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right="0.10pt"/>
    </style:style>
    <style:style style:name="P5" style:family="paragraph">
      <style:paragraph-properties fo:line-height="100.00%" fo:text-align="left" fo:margin-right="0.1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right="0.10pt"/>
    </style:style>
    <style:style style:name="P9" style:family="paragraph">
      <style:paragraph-properties fo:line-height="100.00%" fo:text-align="left" fo:margin-left="108.00pt" fo:text-indent="0.00pt" fo:margin-right="0.10pt"/>
    </style:style>
    <style:style style:name="P10" style:family="paragraph">
      <style:paragraph-properties fo:line-height="100.00%" fo:text-align="left" fo:margin-right="0.1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ALGORITHME Tableau données - EXO 22</text:span></text:p>
      <text:p text:style-name="P2"><text:span text:style-name="T3"><text:tab/></text:span><text:span text:style-name="T4">VARIABLE <text:line-break/><text:tab/><text:tab/>ENTIER<text:s text:c="2"/></text:span><text:span text:style-name="T5">i=2 , j=5, somme,moyenne;</text:span></text:p>
      <text:p text:style-name="P3"><text:span text:style-name="T5"><text:line-break/><text:tab/></text:span><text:span text:style-name="T6">DEBUT</text:span><text:span text:style-name="T7"><text:tab/><text:line-break/><text:tab/><text:tab/></text:span></text:p>
      <text:p text:style-name="P3"><text:span text:style-name="T7"><text:tab/><text:tab/>int= tab[i][j]</text:span></text:p>
      <text:p text:style-name="P3"><text:span text:style-name="T7"><text:tab/><text:tab/></text:span></text:p>
      <text:p text:style-name="P3"><text:span text:style-name="T7"><text:tab/><text:tab/></text:span><text:span text:style-name="T8">POUR<text:s/></text:span><text:span text:style-name="T9">i allant de 1 à 2<text:s/></text:span><text:span text:style-name="T10">ALORS </text:span></text:p>
      <text:p text:style-name="P3"><text:span text:style-name="T11"><text:tab/><text:tab/><text:tab/></text:span><text:span text:style-name="T12">ECRIRE<text:s/></text:span><text:span text:style-name="T13">("Saisisez un nombre :")<text:tab/></text:span></text:p>
      <text:p text:style-name="P3"><text:span text:style-name="T13"><text:tab/><text:tab/><text:tab/></text:span><text:span text:style-name="T14">POUR<text:s/></text:span><text:span text:style-name="T15">j allant de 3 à 5<text:s/></text:span><text:span text:style-name="T16">ALORS</text:span><text:span text:style-name="T17"><text:tab/></text:span></text:p>
      <text:p text:style-name="P4"><text:span text:style-name="T18"><text:tab/><text:tab/><text:tab/>LIRE<text:s/></text:span><text:span text:style-name="T19">tab[i][j]</text:span><text:span text:style-name="T20"/></text:p>
      <text:p text:style-name="P5"><text:span text:style-name="T20"><text:tab/><text:tab/></text:span><text:span text:style-name="T21">FIN_POUR</text:span></text:p>
      <text:p text:style-name="P5"><text:span text:style-name="T22"><text:tab/><text:tab/><text:tab/></text:span></text:p>
      <text:p text:style-name="P5"><text:span text:style-name="T23"/></text:p>
      <text:p text:style-name="P5"><text:span text:style-name="T24"><text:tab/><text:tab/>somme = 0<text:s/></text:span><text:span text:style-name="T25">//<text:s/></text:span><text:span text:style-name="T26">initaliser la variable somme</text:span></text:p>
      <text:p text:style-name="P5"><text:span text:style-name="T27"><text:tab/><text:tab/></text:span><text:span text:style-name="T28">POUR<text:s/></text:span><text:span text:style-name="T29">i allant de 1 à 2<text:s/></text:span><text:span text:style-name="T30">FAIRE</text:span></text:p>
      <text:p text:style-name="P5"><text:span text:style-name="T31"><text:tab/><text:tab/><text:tab/>somme=somme+tab[i]</text:span></text:p>
      <text:p text:style-name="P5"><text:span text:style-name="T31"><text:tab/><text:tab/><text:tab/></text:span><text:span text:style-name="T32">POUR<text:s/></text:span><text:span text:style-name="T33">J allant de 2 à 5<text:s/></text:span><text:span text:style-name="T34">FAIRE</text:span></text:p>
      <text:p text:style-name="P5"><text:span text:style-name="T35"><text:tab/><text:tab/><text:tab/>somme=somme+tab[j]</text:span></text:p>
      <text:p text:style-name="P5"><text:span text:style-name="T35"><text:tab/><text:tab/></text:span><text:span text:style-name="T36">FIN_POUR</text:span></text:p>
      <text:p text:style-name="P5"><text:span text:style-name="T37"><text:tab/></text:span></text:p>
      <text:p text:style-name="P5"><text:span text:style-name="T37"><text:tab/><text:tab/><text:tab/>moyenne= (double)somme/10.0</text:span></text:p>
      <text:p text:style-name="P5"><text:span text:style-name="T38"><text:tab/><text:tab/><text:tab/>moyenne= (double)somme/i+j</text:span><text:span text:style-name="T39"/></text:p>
      <text:p text:style-name="P6"><text:span text:style-name="T39"><text:tab/></text:span><text:span text:style-name="T40">FIN </text:span></text:p>
      <text:p text:style-name="P6"><text:span text:style-name="T40"/></text:p>
      <text:p text:style-name="P6"><text:span text:style-name="T41">CORRECTION :</text:span></text:p>
      <text:p text:style-name="P7"><text:span text:style-name="T41"><text:tab/></text:span><text:span text:style-name="T42">VARIABLE <text:line-break/><text:tab/><text:tab/>ENTIER<text:s text:c="2"/></text:span><text:span text:style-name="T43">i , j, somme,</text:span></text:p>
      <text:p text:style-name="P7"><text:span text:style-name="T43"><text:tab/><text:tab/></text:span><text:span text:style-name="T44">REEL<text:s/></text:span><text:span text:style-name="T45">moyenne<text:line-break/><text:tab/><text:tab/></text:span><text:span text:style-name="T46">ENTIER<text:s/></text:span><text:span text:style-name="T47">NL=5, NC=2</text:span></text:p>
      <text:p text:style-name="P7"><text:span text:style-name="T47"><text:tab/><text:tab/></text:span><text:span text:style-name="T48">TAbleau de ENTIER<text:s/></text:span><text:span text:style-name="T49">: tab[NL][NC]</text:span></text:p>
      <text:p text:style-name="P8"><text:span text:style-name="T49"><text:tab/><text:line-break/><text:tab/></text:span><text:span text:style-name="T50">DEBUT</text:span><text:span text:style-name="T51"><text:tab/><text:line-break/><text:tab/><text:tab/></text:span></text:p>
      <text:p text:style-name="P8"><text:span text:style-name="T51"><text:tab/><text:tab/></text:span><text:span text:style-name="T52">POUR<text:s/></text:span><text:span text:style-name="T53">i allant de 0 à NL-1<text:s/></text:span><text:span text:style-name="T54">ALORS </text:span></text:p>
      <text:p text:style-name="P8"><text:span text:style-name="T55"><text:tab/><text:tab/><text:tab/></text:span><text:span text:style-name="T56">ECRIRE<text:s/></text:span><text:span text:style-name="T57">("Saisisez un nombre :")<text:tab/></text:span></text:p>
      <text:p text:style-name="P8"><text:span text:style-name="T57"><text:tab/><text:tab/><text:tab/></text:span><text:span text:style-name="T58">POUR<text:s/></text:span><text:span text:style-name="T59">j allant de 0 à NC-1<text:s/></text:span><text:span text:style-name="T60">ALORS</text:span><text:span text:style-name="T61"><text:tab/></text:span></text:p>
      <text:p text:style-name="P8"><text:span text:style-name="T62"><text:tab/><text:tab/><text:tab/>LIRE (</text:span><text:span text:style-name="T63">tab[i][j])</text:span></text:p>
      <text:p text:style-name="P9"><text:span text:style-name="T64">FIN_POUR</text:span><text:span text:style-name="T65"/></text:p>
      <text:p text:style-name="P10"><text:span text:style-name="T65"><text:tab/><text:tab/></text:span><text:span text:style-name="T66">FIN_POUR</text:span></text:p>
      <text:p text:style-name="P10"><text:span text:style-name="T67"><text:tab/><text:tab/><text:tab/></text:span></text:p>
      <text:p text:style-name="P10"><text:span text:style-name="T67"/></text:p>
      <text:p text:style-name="P10"><text:span text:style-name="T67"><text:tab/><text:tab/>somme = 0<text:s/></text:span><text:span text:style-name="T68">// initaliser la variable somme</text:span></text:p>
      <text:p text:style-name="P10"><text:span text:style-name="T69"><text:tab/><text:tab/></text:span><text:span text:style-name="T70">POUR<text:s/></text:span><text:span text:style-name="T71">i allant de 0 à NL-1<text:s/></text:span><text:span text:style-name="T72">FAIRE</text:span><text:span text:style-name="T73"/></text:p>
      <text:p text:style-name="P10"><text:span text:style-name="T73"><text:tab/><text:tab/><text:tab/></text:span><text:span text:style-name="T74">POUR<text:s/></text:span><text:span text:style-name="T75">J allant de 0 à NC-1<text:s/></text:span><text:span text:style-name="T76">FAIRE</text:span></text:p>
      <text:p text:style-name="P10"><text:span text:style-name="T77"><text:tab/><text:tab/><text:tab/>somme=somme+tab[i][J]<text:line-break/><text:tab/><text:tab/><text:tab/></text:span><text:span text:style-name="T78">FIN_POUR</text:span><text:span text:style-name="T79"/></text:p>
      <text:p text:style-name="P10"><text:span text:style-name="T79"><text:tab/><text:tab/></text:span><text:span text:style-name="T80">FIN_POUR</text:span></text:p>
      <text:p text:style-name="P10"><text:span text:style-name="T81"><text:tab/><text:tab/></text:span></text:p>
      <text:p text:style-name="P10"><text:span text:style-name="T81"><text:tab/><text:tab/><text:tab/>moyenne= (double)somme/i*j</text:span></text:p>
      <text:p text:style-name="P11"><text:span text:style-name="T81"><text:tab/></text:span><text:span text:style-name="T82">FIN </text:span></text:p>
      <text:p text:style-name="P12"><text:span text:style-name="T83"/></text:p>
      <text:p text:style-name="P12"><text:span text:style-name="T84"/></text:p>
      <text:p text:style-name="P12"><text:span text:style-name="T84"/></text:p>
      <text:p text:style-name="P12"><text:span text:style-name="T84"/></text:p>
      <text:p text:style-name="P12"><text:span text:style-name="T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